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689cm"/>
    </style:style>
    <style:style style:name="Table1.B" style:family="table-column">
      <style:table-column-properties style:column-width="11.32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473c" officeooo:paragraph-rsid="0018473c"/>
    </style:style>
    <style:style style:name="P2" style:family="paragraph" style:parent-style-name="Standard">
      <style:text-properties officeooo:rsid="0018473c" officeooo:paragraph-rsid="00203e4e"/>
    </style:style>
    <style:style style:name="P3" style:family="paragraph" style:parent-style-name="Standard">
      <style:text-properties officeooo:rsid="0019f695" officeooo:paragraph-rsid="00203e4e"/>
    </style:style>
    <style:style style:name="P4" style:family="paragraph" style:parent-style-name="Standard">
      <style:text-properties officeooo:rsid="001bf2a5" officeooo:paragraph-rsid="001bf2a5"/>
    </style:style>
    <style:style style:name="P5" style:family="paragraph" style:parent-style-name="Standard">
      <style:text-properties officeooo:rsid="001bf2a5" officeooo:paragraph-rsid="00203e4e"/>
    </style:style>
    <style:style style:name="P6" style:family="paragraph" style:parent-style-name="Standard">
      <style:text-properties officeooo:rsid="001cb592" officeooo:paragraph-rsid="00203e4e"/>
    </style:style>
    <style:style style:name="P7" style:family="paragraph" style:parent-style-name="Standard">
      <style:text-properties officeooo:rsid="001e00ed" officeooo:paragraph-rsid="001e00ed"/>
    </style:style>
    <style:style style:name="P8" style:family="paragraph" style:parent-style-name="Table_20_Contents">
      <style:text-properties officeooo:rsid="001e00ed" officeooo:paragraph-rsid="001e00ed"/>
    </style:style>
    <style:style style:name="P9" style:family="paragraph" style:parent-style-name="Table_20_Contents">
      <style:text-properties officeooo:rsid="001ef90a" officeooo:paragraph-rsid="001ef90a"/>
    </style:style>
    <style:style style:name="P10" style:family="paragraph" style:parent-style-name="Table_20_Contents">
      <style:text-properties fo:font-weight="bold" officeooo:rsid="001ef90a" officeooo:paragraph-rsid="001ef90a" style:font-weight-asian="bold" style:font-weight-complex="bold"/>
    </style:style>
    <style:style style:name="T1" style:family="text">
      <style:text-properties officeooo:rsid="00192899"/>
    </style:style>
    <style:style style:name="T2" style:family="text">
      <style:text-properties officeooo:rsid="0021721f"/>
    </style:style>
    <style:style style:name="T3" style:family="text">
      <style:text-properties officeooo:rsid="00229549"/>
    </style:style>
    <style:style style:name="T4" style:family="text">
      <style:text-properties officeooo:rsid="00253b89"/>
    </style:style>
    <style:style style:name="T5" style:family="text">
      <style:text-properties officeooo:rsid="0025ff34"/>
    </style:style>
    <style:style style:name="T6" style:family="text">
      <style:text-properties officeooo:rsid="0027252b"/>
    </style:style>
    <style:style style:name="T7" style:family="text">
      <style:text-properties officeooo:rsid="00284d79"/>
    </style:style>
    <style:style style:name="T8" style:family="text">
      <style:text-properties officeooo:rsid="00291b56"/>
    </style:style>
    <style:style style:name="T9" style:family="text">
      <style:text-properties officeooo:rsid="0029ea91"/>
    </style:style>
    <style:style style:name="T10" style:family="text">
      <style:text-properties officeooo:rsid="002b1f59"/>
    </style:style>
    <style:style style:name="T11" style:family="text">
      <style:text-properties officeooo:rsid="002d1d41"/>
    </style:style>
    <style:style style:name="T12" style:family="text">
      <style:text-properties officeooo:rsid="002dd223"/>
    </style:style>
    <style:style style:name="T13" style:family="text">
      <style:text-properties officeooo:rsid="002e4a19"/>
    </style:style>
    <style:style style:name="T14" style:family="text">
      <style:text-properties officeooo:rsid="002ffd88"/>
    </style:style>
    <style:style style:name="T15" style:family="text">
      <style:text-properties officeooo:rsid="0031f108"/>
    </style:style>
    <style:style style:name="T16" style:family="text">
      <style:text-properties officeooo:rsid="00321177"/>
    </style:style>
    <style:style style:name="T17" style:family="text">
      <style:text-properties officeooo:rsid="003216e6"/>
    </style:style>
    <style:style style:name="T18" style:family="text">
      <style:text-properties officeooo:rsid="003333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in ECLDOC</text:p>
      <text:p text:style-name="P1"/>
      <text:p text:style-name="P4">USAGE : ecldoc [options]</text:p>
      <text:p text:style-name="P1"/>
      <text:p text:style-name="P7">Command Line Options :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-h, --help</text:p>
          </table:table-cell>
          <table:table-cell table:style-name="Table1.B1" office:value-type="string">
            <text:p text:style-name="P8">Display Command Line help</text:p>
          </table:table-cell>
        </table:table-row>
        <table:table-row>
          <table:table-cell table:style-name="Table1.A2" office:value-type="string">
            <text:p text:style-name="P8">--config CONFIG</text:p>
          </table:table-cell>
          <table:table-cell table:style-name="Table1.B2" office:value-type="string">
            <text:p text:style-name="P8">Path to Configuration File</text:p>
          </table:table-cell>
        </table:table-row>
        <table:table-row>
          <table:table-cell table:style-name="Table1.A2" office:value-type="string">
            <text:p text:style-name="P8">-i, --iroot=&lt;path&gt;</text:p>
          </table:table-cell>
          <table:table-cell table:style-name="Table1.B2" office:value-type="string">
            <text:p text:style-name="P9">Specify <text:span text:style-name="T2">input root</text:span></text:p>
          </table:table-cell>
        </table:table-row>
        <table:table-row>
          <table:table-cell table:style-name="Table1.A2" office:value-type="string">
            <text:p text:style-name="P8">-o, --oroot=&lt;path&gt;</text:p>
          </table:table-cell>
          <table:table-cell table:style-name="Table1.B2" office:value-type="string">
            <text:p text:style-name="P9">Specify Documentation Output Root</text:p>
          </table:table-cell>
        </table:table-row>
        <table:table-row>
          <table:table-cell table:style-name="Table1.A2" office:value-type="string">
            <text:p text:style-name="P8">-f, --format=<text:span text:style-name="T18">&lt;</text:span>format<text:span text:style-name="T18">&gt;</text:span>[,<text:span text:style-name="T18">&lt;</text:span>format<text:span text:style-name="T18">&gt;]</text:span></text:p>
          </table:table-cell>
          <table:table-cell table:style-name="Table1.B2" office:value-type="string">
            <text:p text:style-name="P9">Specify formats (comma separated) –<text:span text:style-name="T3"> </text:span>e.g. “html,text,pdf”</text:p>
          </table:table-cell>
        </table:table-row>
        <table:table-row>
          <table:table-cell table:style-name="Table1.A2" office:value-type="string">
            <text:p text:style-name="P9">--include &lt;glob<text:span text:style-name="T17">&gt;</text:span>[,<text:span text:style-name="T17">&lt;</text:span>glob&gt;<text:span text:style-name="T17">]</text:span></text:p>
          </table:table-cell>
          <table:table-cell table:style-name="Table1.B2" office:value-type="string">
            <text:p text:style-name="P9">Specify glob patterns <text:span text:style-name="T2">(relative to input root) </text:span>for files to include in documentation <text:span text:style-name="T3">(default : all files within input root)</text:span></text:p>
          </table:table-cell>
        </table:table-row>
        <table:table-row>
          <table:table-cell table:style-name="Table1.A2" office:value-type="string">
            <text:p text:style-name="P9">--exclude &lt;glob<text:span text:style-name="T16">&gt;</text:span>[,<text:span text:style-name="T16">&lt;</text:span>glob&gt;<text:span text:style-name="T16">]</text:span></text:p>
          </table:table-cell>
          <table:table-cell table:style-name="Table1.B2" office:value-type="string">
            <text:p text:style-name="P9">Specify glob patterns <text:span text:style-name="T3">(relative to input root) </text:span>for files to exclude from documentation <text:span text:style-name="T3">(default : None)</text:span></text:p>
          </table:table-cell>
        </table:table-row>
        <table:table-row>
          <table:table-cell table:style-name="Table1.A2" office:value-type="string">
            <text:p text:style-name="P9">--eclcc &lt;option<text:span text:style-name="T15">&gt;</text:span>[;<text:span text:style-name="T15">&lt;</text:span>option<text:span text:style-name="T15">&gt;</text:span>]</text:p>
          </table:table-cell>
          <table:table-cell table:style-name="Table1.B2" office:value-type="string">
            <text:p text:style-name="P9">Specify options to pass on to eclcc compiler</text:p>
          </table:table-cell>
        </table:table-row>
        <table:table-row>
          <table:table-cell table:style-name="Table1.A2" office:value-type="string">
            <text:p text:style-name="P9">--exdocpaths &lt;path<text:span text:style-name="T15">&gt;</text:span>[,<text:span text:style-name="T15">&lt;</text:span>path<text:span text:style-name="T15">&gt;</text:span>]</text:p>
          </table:table-cell>
          <table:table-cell table:style-name="Table1.B2" office:value-type="string">
            <text:p text:style-name="P9">Specify paths to search for external documentation</text:p>
          </table:table-cell>
        </table:table-row>
        <table:table-row>
          <table:table-cell table:style-name="Table1.A2" office:value-type="string">
            <text:p text:style-name="P10">ECLDOC OPTION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<text:span text:style-name="T7">--h</text:span>ideNoDoc</text:p>
          </table:table-cell>
          <table:table-cell table:style-name="Table1.B2" office:value-type="string">
            <text:p text:style-name="P9">Do not show definitions with <text:span text:style-name="T4">n</text:span>o docstrings <text:span text:style-name="T4">(default : False)</text:span></text:p>
          </table:table-cell>
        </table:table-row>
        <table:table-row>
          <table:table-cell table:style-name="Table1.A2" office:value-type="string">
            <text:p text:style-name="P9"><text:span text:style-name="T7">--h</text:span>ideInternal</text:p>
          </table:table-cell>
          <table:table-cell table:style-name="Table1.B2" office:value-type="string">
            <text:p text:style-name="P9">Do not show definitions with @internal tag <text:span text:style-name="T4">(default : False)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7"/>
      <text:p text:style-name="P2">Configuration File Format :</text:p>
      <text:p text:style-name="P2"/>
      <text:p text:style-name="P2">[INPUT]</text:p>
      <text:p text:style-name="P2">root=&lt;<text:span text:style-name="T5">input root</text:span>&gt;</text:p>
      <text:p text:style-name="P2">include=&lt;<text:span text:style-name="T6">glob&gt;</text:span>[,<text:span text:style-name="T8">&lt;glob</text:span>&gt;<text:span text:style-name="T9">]</text:span></text:p>
      <text:p text:style-name="P2"><text:span text:style-name="T1">ex</text:span>clude=&lt;<text:span text:style-name="T6">glob&gt;</text:span>[,<text:span text:style-name="T10">&lt;glob&gt;</text:span>]</text:p>
      <text:p text:style-name="P6">Option-1=&lt;1/0&gt;</text:p>
      <text:p text:style-name="P6">Option-2=&lt;1/0&gt;</text:p>
      <text:p text:style-name="P6">Option-3=&lt;1/0&gt;</text:p>
      <text:p text:style-name="P2">...</text:p>
      <text:p text:style-name="P2"/>
      <text:p text:style-name="P3">[ECLCC]</text:p>
      <text:p text:style-name="P3">eclcc-option-1=&lt;1/0&gt;</text:p>
      <text:p text:style-name="P3">eclcc-option-2=&lt;1/0&gt;</text:p>
      <text:p text:style-name="P3">eclcc-option-3=&lt;1/0&gt;</text:p>
      <text:p text:style-name="P3">...</text:p>
      <text:p text:style-name="P3"/>
      <text:p text:style-name="P5">[OUTPUT]</text:p>
      <text:p text:style-name="P5">root=&lt;docs-output-root&gt;</text:p>
      <text:p text:style-name="P5">format=&lt;format<text:span text:style-name="T11">&gt;</text:span>[,<text:span text:style-name="T11">&lt;</text:span>format&gt;<text:span text:style-name="T14">]</text:span></text:p>
      <text:p text:style-name="P5"/>
      <text:p text:style-name="P5">[EXDOC]</text:p>
      <text:p text:style-name="P5">paths=&lt;external docs paths<text:span text:style-name="T12">&gt;</text:span>[,<text:span text:style-name="T12">&lt;</text:span>external docs paths&gt;<text:span text:style-name="T13">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8:04:01.301072249</meta:creation-date>
    <meta:generator>LibreOffice/5.3.1.2$Linux_X86_64 LibreOffice_project/30m0$Build-2</meta:generator>
    <dc:date>2017-08-02T18:26:57.664189036</dc:date>
    <meta:editing-duration>PT22M46S</meta:editing-duration>
    <meta:editing-cycles>29</meta:editing-cycles>
    <meta:document-statistic meta:table-count="1" meta:image-count="0" meta:object-count="0" meta:page-count="1" meta:paragraph-count="45" meta:word-count="163" meta:character-count="1232" meta:non-whitespace-character-count="1124"/>
  </office:meta>
</office:document-meta>
</file>